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4cm"/>
    </style:style>
    <style:style style:name="co2" style:family="table-column">
      <style:table-column-properties fo:break-before="auto" style:column-width="15.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92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2a6099" style:text-outline="false" style:text-line-through-style="none" style:text-line-through-type="none" style:font-name="DejaVu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bold" style:font-name-complex="DejaVu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2a6099" style:text-outline="false" style:text-line-through-style="none" style:text-line-through-type="none" style:font-name="DejaVu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bold" style:font-name-complex="DejaVu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2a6099" style:font-name="DejaVu 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DejaVu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DejaVu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0000" style:font-name="DejaVu Sans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ejaVu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6"/>
        <table:table-column table:style-name="co3" table:number-columns-repeated="1022" table:default-cell-style-name="ce8"/>
        <table:table-row table:style-name="ro1">
          <table:table-cell table:style-name="ce1" office:value-type="string" calcext:value-type="string">
            <text:p>Tag</text:p>
          </table:table-cell>
          <table:table-cell table:style-name="ce4" office:value-type="string" calcext:value-type="string">
            <text:p>Description</text:p>
          </table:table-cell>
          <table:table-cell table:style-name="ce7"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comment.asp" xlink:type="simple">&lt;!--...--&gt;</text:a></text:p>
          </table:table-cell>
          <table:table-cell table:style-name="ce5" office:value-type="string" calcext:value-type="string">
            <text:p>Defines a com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doctype.asp" xlink:type="simple">&lt;!DOCTYPE&gt;</text:a> </text:p>
          </table:table-cell>
          <table:table-cell table:style-name="ce5" office:value-type="string" calcext:value-type="string">
            <text:p>Defines the document typ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a.asp" xlink:type="simple">&lt;a&gt;</text:a></text:p>
          </table:table-cell>
          <table:table-cell table:style-name="ce5" office:value-type="string" calcext:value-type="string">
            <text:p>Defines a hyperlink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abbr.asp" xlink:type="simple">&lt;abbr&gt;</text:a></text:p>
          </table:table-cell>
          <table:table-cell table:style-name="ce5" office:value-type="string" calcext:value-type="string">
            <text:p>Defines an abbreviation or an acronym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<text:a xlink:href="https://www.w3schools.com/tags/tag_acronym.asp" xlink:type="simple">&lt;acronym&gt;</text:a></text:p>
          </table:table-cell>
          <table:table-cell table:style-name="ce5" office:value-type="string" calcext:value-type="string">
            <text:p>Not supported in HTML5. Use <text:a xlink:href="https://www.w3schools.com/tags/tag_abbr.asp" xlink:type="simple">&lt;abbr&gt;</text:a> instead.</text:p>
            <text:p>Defines an acrony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address.asp" xlink:type="simple">&lt;address&gt;</text:a></text:p>
          </table:table-cell>
          <table:table-cell table:style-name="ce5" office:value-type="string" calcext:value-type="string">
            <text:p>Defines contact information for the author/owner of a document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<text:a xlink:href="https://www.w3schools.com/tags/tag_applet.asp" xlink:type="simple">&lt;applet&gt;</text:a></text:p>
          </table:table-cell>
          <table:table-cell table:style-name="ce5" office:value-type="string" calcext:value-type="string">
            <text:p>Not supported in HTML5. Use <text:a xlink:href="https://www.w3schools.com/tags/tag_embed.asp" xlink:type="simple">&lt;embed&gt;</text:a> or <text:a xlink:href="https://www.w3schools.com/tags/tag_object.asp" xlink:type="simple">&lt;object&gt;</text:a> instead.</text:p>
            <text:p>Defines an embedded apple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area.asp" xlink:type="simple">&lt;area&gt;</text:a></text:p>
          </table:table-cell>
          <table:table-cell table:style-name="ce5" office:value-type="string" calcext:value-type="string">
            <text:p>Defines an area inside an image map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article.asp" xlink:type="simple">&lt;article&gt;</text:a></text:p>
          </table:table-cell>
          <table:table-cell table:style-name="ce5" office:value-type="string" calcext:value-type="string">
            <text:p>Defines an articl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aside.asp" xlink:type="simple">&lt;aside&gt;</text:a></text:p>
          </table:table-cell>
          <table:table-cell table:style-name="ce5" office:value-type="string" calcext:value-type="string">
            <text:p>Defines content aside from the page cont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audio.asp" xlink:type="simple">&lt;audio&gt;</text:a></text:p>
          </table:table-cell>
          <table:table-cell table:style-name="ce5" office:value-type="string" calcext:value-type="string">
            <text:p>Defines embedded sound cont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b.asp" xlink:type="simple">&lt;b&gt;</text:a></text:p>
          </table:table-cell>
          <table:table-cell table:style-name="ce5" office:value-type="string" calcext:value-type="string">
            <text:p>Defines bold tex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base.asp" xlink:type="simple">&lt;base&gt;</text:a></text:p>
          </table:table-cell>
          <table:table-cell table:style-name="ce5" office:value-type="string" calcext:value-type="string">
            <text:p>Specifies the base URL/target for all relative URLs in a document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<text:a xlink:href="https://www.w3schools.com/tags/tag_basefont.asp" xlink:type="simple">&lt;basefont&gt;</text:a></text:p>
          </table:table-cell>
          <table:table-cell table:style-name="ce5" office:value-type="string" calcext:value-type="string">
            <text:p>Not supported in HTML5. Use CSS instead.</text:p>
            <text:p>Specifies a default color, size, and font for all text in a document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<text:a xlink:href="https://www.w3schools.com/tags/tag_bdi.asp" xlink:type="simple">&lt;bdi&gt;</text:a></text:p>
          </table:table-cell>
          <table:table-cell table:style-name="ce5" office:value-type="string" calcext:value-type="string">
            <text:p>Isolates a part of text that might be formatted in a different direction from other text outside i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bdo.asp" xlink:type="simple">&lt;bdo&gt;</text:a></text:p>
          </table:table-cell>
          <table:table-cell table:style-name="ce5" office:value-type="string" calcext:value-type="string">
            <text:p>Overrides the current text direction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<text:a xlink:href="https://www.w3schools.com/tags/tag_big.asp" xlink:type="simple">&lt;big&gt;</text:a></text:p>
          </table:table-cell>
          <table:table-cell table:style-name="ce5" office:value-type="string" calcext:value-type="string">
            <text:p>Not supported in HTML5. Use CSS instead.</text:p>
            <text:p>Defines big tex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blockquote.asp" xlink:type="simple">&lt;blockquote&gt;</text:a></text:p>
          </table:table-cell>
          <table:table-cell table:style-name="ce5" office:value-type="string" calcext:value-type="string">
            <text:p>Defines a section that is quoted from another sourc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body.asp" xlink:type="simple">&lt;body&gt;</text:a></text:p>
          </table:table-cell>
          <table:table-cell table:style-name="ce5" office:value-type="string" calcext:value-type="string">
            <text:p>Defines the document's bod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br.asp" xlink:type="simple">&lt;br&gt;</text:a></text:p>
          </table:table-cell>
          <table:table-cell table:style-name="ce5" office:value-type="string" calcext:value-type="string">
            <text:p>Defines a single line break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button.asp" xlink:type="simple">&lt;button&gt;</text:a></text:p>
          </table:table-cell>
          <table:table-cell table:style-name="ce5" office:value-type="string" calcext:value-type="string">
            <text:p>Defines a clickable butt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canvas.asp" xlink:type="simple">&lt;canvas&gt;</text:a></text:p>
          </table:table-cell>
          <table:table-cell table:style-name="ce5" office:value-type="string" calcext:value-type="string">
            <text:p>Used to draw graphics, on the fly, via scripting (usually JavaScript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caption.asp" xlink:type="simple">&lt;caption&gt;</text:a></text:p>
          </table:table-cell>
          <table:table-cell table:style-name="ce5" office:value-type="string" calcext:value-type="string">
            <text:p>Defines a table caption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<text:a xlink:href="https://www.w3schools.com/tags/tag_center.asp" xlink:type="simple">&lt;center&gt;</text:a></text:p>
          </table:table-cell>
          <table:table-cell table:style-name="ce5" office:value-type="string" calcext:value-type="string">
            <text:p>Not supported in HTML5. Use CSS instead.</text:p>
            <text:p>Defines centered tex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cite.asp" xlink:type="simple">&lt;cite&gt;</text:a></text:p>
          </table:table-cell>
          <table:table-cell table:style-name="ce5" office:value-type="string" calcext:value-type="string">
            <text:p>Defines the title of a work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code.asp" xlink:type="simple">&lt;code&gt;</text:a></text:p>
          </table:table-cell>
          <table:table-cell table:style-name="ce5" office:value-type="string" calcext:value-type="string">
            <text:p>Defines a piece of computer cod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col.asp" xlink:type="simple">&lt;col&gt;</text:a></text:p>
          </table:table-cell>
          <table:table-cell table:style-name="ce5" office:value-type="string" calcext:value-type="string">
            <text:p>Specifies column properties for each column within a &lt;colgroup&gt; element 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colgroup.asp" xlink:type="simple">&lt;colgroup&gt;</text:a></text:p>
          </table:table-cell>
          <table:table-cell table:style-name="ce5" office:value-type="string" calcext:value-type="string">
            <text:p>Specifies a group of one or more columns in a table for formatt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data.asp" xlink:type="simple">&lt;data&gt;</text:a></text:p>
          </table:table-cell>
          <table:table-cell table:style-name="ce5" office:value-type="string" calcext:value-type="string">
            <text:p>Adds a machine-readable translation of a given cont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datalist.asp" xlink:type="simple">&lt;datalist&gt;</text:a></text:p>
          </table:table-cell>
          <table:table-cell table:style-name="ce5" office:value-type="string" calcext:value-type="string">
            <text:p>Specifies a list of pre-defined options for input control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dd.asp" xlink:type="simple">&lt;dd&gt;</text:a></text:p>
          </table:table-cell>
          <table:table-cell table:style-name="ce5" office:value-type="string" calcext:value-type="string">
            <text:p>Defines a description/value of a term in a description lis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del.asp" xlink:type="simple">&lt;del&gt;</text:a></text:p>
          </table:table-cell>
          <table:table-cell table:style-name="ce5" office:value-type="string" calcext:value-type="string">
            <text:p>Defines text that has been deleted from a docu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details.asp" xlink:type="simple">&lt;details&gt;</text:a></text:p>
          </table:table-cell>
          <table:table-cell table:style-name="ce5" office:value-type="string" calcext:value-type="string">
            <text:p>Defines additional details that the user can view or hid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dfn.asp" xlink:type="simple">&lt;dfn&gt;</text:a></text:p>
          </table:table-cell>
          <table:table-cell table:style-name="ce5" office:value-type="string" calcext:value-type="string">
            <text:p>Specifies a term that is going to be defined within the cont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dialog.asp" xlink:type="simple">&lt;dialog&gt;</text:a></text:p>
          </table:table-cell>
          <table:table-cell table:style-name="ce5" office:value-type="string" calcext:value-type="string">
            <text:p>Defines a dialog box or window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<text:a xlink:href="https://www.w3schools.com/tags/tag_dir.asp" xlink:type="simple">&lt;dir&gt;</text:a></text:p>
          </table:table-cell>
          <table:table-cell table:style-name="ce5" office:value-type="string" calcext:value-type="string">
            <text:p>Not supported in HTML5. Use <text:a xlink:href="https://www.w3schools.com/tags/tag_ul.asp" xlink:type="simple">&lt;ul&gt;</text:a> instead.</text:p>
            <text:p>Defines a directory lis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div.asp" xlink:type="simple">&lt;div&gt;</text:a></text:p>
          </table:table-cell>
          <table:table-cell table:style-name="ce5" office:value-type="string" calcext:value-type="string">
            <text:p>Defines a section in a docu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dl.asp" xlink:type="simple">&lt;dl&gt;</text:a></text:p>
          </table:table-cell>
          <table:table-cell table:style-name="ce5" office:value-type="string" calcext:value-type="string">
            <text:p>Defines a description lis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dt.asp" xlink:type="simple">&lt;dt&gt;</text:a></text:p>
          </table:table-cell>
          <table:table-cell table:style-name="ce5" office:value-type="string" calcext:value-type="string">
            <text:p>Defines a term/name in a description lis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em.asp" xlink:type="simple">&lt;em&gt;</text:a></text:p>
          </table:table-cell>
          <table:table-cell table:style-name="ce5" office:value-type="string" calcext:value-type="string">
            <text:p>Defines emphasized text 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embed.asp" xlink:type="simple">&lt;embed&gt;</text:a></text:p>
          </table:table-cell>
          <table:table-cell table:style-name="ce5" office:value-type="string" calcext:value-type="string">
            <text:p>Defines a container for an external applic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fieldset.asp" xlink:type="simple">&lt;fieldset&gt;</text:a></text:p>
          </table:table-cell>
          <table:table-cell table:style-name="ce5" office:value-type="string" calcext:value-type="string">
            <text:p>Groups related elements in a for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figcaption.asp" xlink:type="simple">&lt;figcaption&gt;</text:a></text:p>
          </table:table-cell>
          <table:table-cell table:style-name="ce5" office:value-type="string" calcext:value-type="string">
            <text:p>Defines a caption for a &lt;figure&gt; ele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figure.asp" xlink:type="simple">&lt;figure&gt;</text:a></text:p>
          </table:table-cell>
          <table:table-cell table:style-name="ce5" office:value-type="string" calcext:value-type="string">
            <text:p>Specifies self-contained content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<text:a xlink:href="https://www.w3schools.com/tags/tag_font.asp" xlink:type="simple">&lt;font&gt;</text:a></text:p>
          </table:table-cell>
          <table:table-cell table:style-name="ce5" office:value-type="string" calcext:value-type="string">
            <text:p>Not supported in HTML5. Use CSS instead.</text:p>
            <text:p>Defines font, color, and size for tex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footer.asp" xlink:type="simple">&lt;footer&gt;</text:a></text:p>
          </table:table-cell>
          <table:table-cell table:style-name="ce5" office:value-type="string" calcext:value-type="string">
            <text:p>Defines a footer for a document or sec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form.asp" xlink:type="simple">&lt;form&gt;</text:a></text:p>
          </table:table-cell>
          <table:table-cell table:style-name="ce5" office:value-type="string" calcext:value-type="string">
            <text:p>Defines an HTML form for user input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<text:a xlink:href="https://www.w3schools.com/tags/tag_frame.asp" xlink:type="simple">&lt;frame&gt;</text:a></text:p>
          </table:table-cell>
          <table:table-cell table:style-name="ce5" office:value-type="string" calcext:value-type="string">
            <text:p>Not supported in HTML5.</text:p>
            <text:p>Defines a window (a frame) in a frameset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<text:a xlink:href="https://www.w3schools.com/tags/tag_frameset.asp" xlink:type="simple">&lt;frameset&gt;</text:a></text:p>
          </table:table-cell>
          <table:table-cell table:style-name="ce5" office:value-type="string" calcext:value-type="string">
            <text:p>Not supported in HTML5.</text:p>
            <text:p>Defines a set of fram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hn.asp" xlink:type="simple">&lt;h1&gt; to &lt;h6&gt;</text:a></text:p>
          </table:table-cell>
          <table:table-cell table:style-name="ce5" office:value-type="string" calcext:value-type="string">
            <text:p>Defines HTML head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head.asp" xlink:type="simple">&lt;head&gt;</text:a></text:p>
          </table:table-cell>
          <table:table-cell table:style-name="ce5" office:value-type="string" calcext:value-type="string">
            <text:p>Contains metadata/information for the docu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header.asp" xlink:type="simple">&lt;header&gt;</text:a></text:p>
          </table:table-cell>
          <table:table-cell table:style-name="ce5" office:value-type="string" calcext:value-type="string">
            <text:p>Defines a header for a document or sec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hr.asp" xlink:type="simple">&lt;hr&gt;</text:a></text:p>
          </table:table-cell>
          <table:table-cell table:style-name="ce5" office:value-type="string" calcext:value-type="string">
            <text:p>Defines a thematic change in the cont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html.asp" xlink:type="simple">&lt;html&gt;</text:a></text:p>
          </table:table-cell>
          <table:table-cell table:style-name="ce5" office:value-type="string" calcext:value-type="string">
            <text:p>Defines the root of an HTML docu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i.asp" xlink:type="simple">&lt;i&gt;</text:a></text:p>
          </table:table-cell>
          <table:table-cell table:style-name="ce5" office:value-type="string" calcext:value-type="string">
            <text:p>Defines a part of text in an alternate voice or moo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iframe.asp" xlink:type="simple">&lt;iframe&gt;</text:a></text:p>
          </table:table-cell>
          <table:table-cell table:style-name="ce5" office:value-type="string" calcext:value-type="string">
            <text:p>Defines an inline fram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img.asp" xlink:type="simple">&lt;img&gt;</text:a></text:p>
          </table:table-cell>
          <table:table-cell table:style-name="ce5" office:value-type="string" calcext:value-type="string">
            <text:p>Defines an imag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input.asp" xlink:type="simple">&lt;input&gt;</text:a></text:p>
          </table:table-cell>
          <table:table-cell table:style-name="ce5" office:value-type="string" calcext:value-type="string">
            <text:p>Defines an input contro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ins.asp" xlink:type="simple">&lt;ins&gt;</text:a></text:p>
          </table:table-cell>
          <table:table-cell table:style-name="ce5" office:value-type="string" calcext:value-type="string">
            <text:p>Defines a text that has been inserted into a docu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kbd.asp" xlink:type="simple">&lt;kbd&gt;</text:a></text:p>
          </table:table-cell>
          <table:table-cell table:style-name="ce5" office:value-type="string" calcext:value-type="string">
            <text:p>Defines keyboard inpu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label.asp" xlink:type="simple">&lt;label&gt;</text:a></text:p>
          </table:table-cell>
          <table:table-cell table:style-name="ce5" office:value-type="string" calcext:value-type="string">
            <text:p>Defines a label for an &lt;input&gt; ele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legend.asp" xlink:type="simple">&lt;legend&gt;</text:a></text:p>
          </table:table-cell>
          <table:table-cell table:style-name="ce5" office:value-type="string" calcext:value-type="string">
            <text:p>Defines a caption for a &lt;fieldset&gt; ele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li.asp" xlink:type="simple">&lt;li&gt;</text:a></text:p>
          </table:table-cell>
          <table:table-cell table:style-name="ce5" office:value-type="string" calcext:value-type="string">
            <text:p>Defines a list item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<text:a xlink:href="https://www.w3schools.com/tags/tag_link.asp" xlink:type="simple">&lt;link&gt;</text:a></text:p>
          </table:table-cell>
          <table:table-cell table:style-name="ce5" office:value-type="string" calcext:value-type="string">
            <text:p>Defines the relationship between a document and an external resource (most used to link to style sheets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main.asp" xlink:type="simple">&lt;main&gt;</text:a></text:p>
          </table:table-cell>
          <table:table-cell table:style-name="ce5" office:value-type="string" calcext:value-type="string">
            <text:p>Specifies the main content of a docu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map.asp" xlink:type="simple">&lt;map&gt;</text:a></text:p>
          </table:table-cell>
          <table:table-cell table:style-name="ce5" office:value-type="string" calcext:value-type="string">
            <text:p>Defines an image map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mark.asp" xlink:type="simple">&lt;mark&gt;</text:a></text:p>
          </table:table-cell>
          <table:table-cell table:style-name="ce5" office:value-type="string" calcext:value-type="string">
            <text:p>Defines marked/highlighted tex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meta.asp" xlink:type="simple">&lt;meta&gt;</text:a></text:p>
          </table:table-cell>
          <table:table-cell table:style-name="ce5" office:value-type="string" calcext:value-type="string">
            <text:p>Defines metadata about an HTML docu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meter.asp" xlink:type="simple">&lt;meter&gt;</text:a></text:p>
          </table:table-cell>
          <table:table-cell table:style-name="ce5" office:value-type="string" calcext:value-type="string">
            <text:p>Defines a scalar measurement within a known range (a gauge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nav.asp" xlink:type="simple">&lt;nav&gt;</text:a></text:p>
          </table:table-cell>
          <table:table-cell table:style-name="ce5" office:value-type="string" calcext:value-type="string">
            <text:p>Defines navigation link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<text:a xlink:href="https://www.w3schools.com/tags/tag_noframes.asp" xlink:type="simple">&lt;noframes&gt;</text:a></text:p>
          </table:table-cell>
          <table:table-cell table:style-name="ce5" office:value-type="string" calcext:value-type="string">
            <text:p>Not supported in HTML5.</text:p>
            <text:p>Defines an alternate content for users that do not support fram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noscript.asp" xlink:type="simple">&lt;noscript&gt;</text:a></text:p>
          </table:table-cell>
          <table:table-cell table:style-name="ce5" office:value-type="string" calcext:value-type="string">
            <text:p>Defines an alternate content for users that do not support client-side scrip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object.asp" xlink:type="simple">&lt;object&gt;</text:a></text:p>
          </table:table-cell>
          <table:table-cell table:style-name="ce5" office:value-type="string" calcext:value-type="string">
            <text:p>Defines a container for an external applic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ol.asp" xlink:type="simple">&lt;ol&gt;</text:a></text:p>
          </table:table-cell>
          <table:table-cell table:style-name="ce5" office:value-type="string" calcext:value-type="string">
            <text:p>Defines an ordered lis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optgroup.asp" xlink:type="simple">&lt;optgroup&gt;</text:a></text:p>
          </table:table-cell>
          <table:table-cell table:style-name="ce5" office:value-type="string" calcext:value-type="string">
            <text:p>Defines a group of related options in a drop-down lis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option.asp" xlink:type="simple">&lt;option&gt;</text:a></text:p>
          </table:table-cell>
          <table:table-cell table:style-name="ce5" office:value-type="string" calcext:value-type="string">
            <text:p>Defines an option in a drop-down lis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output.asp" xlink:type="simple">&lt;output&gt;</text:a></text:p>
          </table:table-cell>
          <table:table-cell table:style-name="ce5" office:value-type="string" calcext:value-type="string">
            <text:p>Defines the result of a calcul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p.asp" xlink:type="simple">&lt;p&gt;</text:a></text:p>
          </table:table-cell>
          <table:table-cell table:style-name="ce5" office:value-type="string" calcext:value-type="string">
            <text:p>Defines a paragrap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param.asp" xlink:type="simple">&lt;param&gt;</text:a></text:p>
          </table:table-cell>
          <table:table-cell table:style-name="ce5" office:value-type="string" calcext:value-type="string">
            <text:p>Defines a parameter for an objec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picture.asp" xlink:type="simple">&lt;picture&gt;</text:a></text:p>
          </table:table-cell>
          <table:table-cell table:style-name="ce5" office:value-type="string" calcext:value-type="string">
            <text:p>Defines a container for multiple image resourc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pre.asp" xlink:type="simple">&lt;pre&gt;</text:a></text:p>
          </table:table-cell>
          <table:table-cell table:style-name="ce5" office:value-type="string" calcext:value-type="string">
            <text:p>Defines preformatted tex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progress.asp" xlink:type="simple">&lt;progress&gt;</text:a></text:p>
          </table:table-cell>
          <table:table-cell table:style-name="ce5" office:value-type="string" calcext:value-type="string">
            <text:p>Represents the progress of a task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q.asp" xlink:type="simple">&lt;q&gt;</text:a></text:p>
          </table:table-cell>
          <table:table-cell table:style-name="ce5" office:value-type="string" calcext:value-type="string">
            <text:p>Defines a short quot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rp.asp" xlink:type="simple">&lt;rp&gt;</text:a></text:p>
          </table:table-cell>
          <table:table-cell table:style-name="ce5" office:value-type="string" calcext:value-type="string">
            <text:p>Defines what to show in browsers that do not support ruby annota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rt.asp" xlink:type="simple">&lt;rt&gt;</text:a></text:p>
          </table:table-cell>
          <table:table-cell table:style-name="ce5" office:value-type="string" calcext:value-type="string">
            <text:p>Defines an explanation/pronunciation of characters (for East Asian typography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ruby.asp" xlink:type="simple">&lt;ruby&gt;</text:a></text:p>
          </table:table-cell>
          <table:table-cell table:style-name="ce5" office:value-type="string" calcext:value-type="string">
            <text:p>Defines a ruby annotation (for East Asian typography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s.asp" xlink:type="simple">&lt;s&gt;</text:a></text:p>
          </table:table-cell>
          <table:table-cell table:style-name="ce5" office:value-type="string" calcext:value-type="string">
            <text:p>Defines text that is no longer correc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samp.asp" xlink:type="simple">&lt;samp&gt;</text:a></text:p>
          </table:table-cell>
          <table:table-cell table:style-name="ce5" office:value-type="string" calcext:value-type="string">
            <text:p>Defines sample output from a computer progra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script.asp" xlink:type="simple">&lt;script&gt;</text:a></text:p>
          </table:table-cell>
          <table:table-cell table:style-name="ce5" office:value-type="string" calcext:value-type="string">
            <text:p>Defines a client-side scrip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section.asp" xlink:type="simple">&lt;section&gt;</text:a></text:p>
          </table:table-cell>
          <table:table-cell table:style-name="ce5" office:value-type="string" calcext:value-type="string">
            <text:p>Defines a section in a docu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select.asp" xlink:type="simple">&lt;select&gt;</text:a></text:p>
          </table:table-cell>
          <table:table-cell table:style-name="ce5" office:value-type="string" calcext:value-type="string">
            <text:p>Defines a drop-down lis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small.asp" xlink:type="simple">&lt;small&gt;</text:a></text:p>
          </table:table-cell>
          <table:table-cell table:style-name="ce5" office:value-type="string" calcext:value-type="string">
            <text:p>Defines smaller tex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source.asp" xlink:type="simple">&lt;source&gt;</text:a></text:p>
          </table:table-cell>
          <table:table-cell table:style-name="ce5" office:value-type="string" calcext:value-type="string">
            <text:p>Defines multiple media resources for media elements (&lt;video&gt; and &lt;audio&gt;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span.asp" xlink:type="simple">&lt;span&gt;</text:a></text:p>
          </table:table-cell>
          <table:table-cell table:style-name="ce5" office:value-type="string" calcext:value-type="string">
            <text:p>Defines a section in a document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<text:a xlink:href="https://www.w3schools.com/tags/tag_strike.asp" xlink:type="simple">&lt;strike&gt;</text:a></text:p>
          </table:table-cell>
          <table:table-cell table:style-name="ce5" office:value-type="string" calcext:value-type="string">
            <text:p>Not supported in HTML5. Use <text:a xlink:href="https://www.w3schools.com/tags/tag_del.asp" xlink:type="simple">&lt;del&gt;</text:a> or <text:a xlink:href="https://www.w3schools.com/tags/tag_s.asp" xlink:type="simple">&lt;s&gt;</text:a> instead.</text:p>
            <text:p>Defines strikethrough tex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strong.asp" xlink:type="simple">&lt;strong&gt;</text:a></text:p>
          </table:table-cell>
          <table:table-cell table:style-name="ce5" office:value-type="string" calcext:value-type="string">
            <text:p>Defines important tex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style.asp" xlink:type="simple">&lt;style&gt;</text:a></text:p>
          </table:table-cell>
          <table:table-cell table:style-name="ce5" office:value-type="string" calcext:value-type="string">
            <text:p>Defines style information for a docu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sub.asp" xlink:type="simple">&lt;sub&gt;</text:a></text:p>
          </table:table-cell>
          <table:table-cell table:style-name="ce5" office:value-type="string" calcext:value-type="string">
            <text:p>Defines subscripted tex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summary.asp" xlink:type="simple">&lt;summary&gt;</text:a></text:p>
          </table:table-cell>
          <table:table-cell table:style-name="ce5" office:value-type="string" calcext:value-type="string">
            <text:p>Defines a visible heading for a &lt;details&gt; ele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sup.asp" xlink:type="simple">&lt;sup&gt;</text:a></text:p>
          </table:table-cell>
          <table:table-cell table:style-name="ce5" office:value-type="string" calcext:value-type="string">
            <text:p>Defines superscripted tex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svg.asp" xlink:type="simple">&lt;svg&gt;</text:a></text:p>
          </table:table-cell>
          <table:table-cell table:style-name="ce5" office:value-type="string" calcext:value-type="string">
            <text:p>Defines a container for SVG graphic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table.asp" xlink:type="simple">&lt;table&gt;</text:a></text:p>
          </table:table-cell>
          <table:table-cell table:style-name="ce5" office:value-type="string" calcext:value-type="string">
            <text:p>Defines a tabl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tbody.asp" xlink:type="simple">&lt;tbody&gt;</text:a></text:p>
          </table:table-cell>
          <table:table-cell table:style-name="ce5" office:value-type="string" calcext:value-type="string">
            <text:p>Groups the body content in a tabl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td.asp" xlink:type="simple">&lt;td&gt;</text:a></text:p>
          </table:table-cell>
          <table:table-cell table:style-name="ce5" office:value-type="string" calcext:value-type="string">
            <text:p>Defines a cell in a tabl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template.asp" xlink:type="simple">&lt;template&gt;</text:a></text:p>
          </table:table-cell>
          <table:table-cell table:style-name="ce5" office:value-type="string" calcext:value-type="string">
            <text:p>Defines a container for content that should be hidden when the page load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textarea.asp" xlink:type="simple">&lt;textarea&gt;</text:a></text:p>
          </table:table-cell>
          <table:table-cell table:style-name="ce5" office:value-type="string" calcext:value-type="string">
            <text:p>Defines a multiline input control (text area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tfoot.asp" xlink:type="simple">&lt;tfoot&gt;</text:a></text:p>
          </table:table-cell>
          <table:table-cell table:style-name="ce5" office:value-type="string" calcext:value-type="string">
            <text:p>Groups the footer content in a tabl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th.asp" xlink:type="simple">&lt;th&gt;</text:a></text:p>
          </table:table-cell>
          <table:table-cell table:style-name="ce5" office:value-type="string" calcext:value-type="string">
            <text:p>Defines a header cell in a tabl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thead.asp" xlink:type="simple">&lt;thead&gt;</text:a></text:p>
          </table:table-cell>
          <table:table-cell table:style-name="ce5" office:value-type="string" calcext:value-type="string">
            <text:p>Groups the header content in a tabl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time.asp" xlink:type="simple">&lt;time&gt;</text:a></text:p>
          </table:table-cell>
          <table:table-cell table:style-name="ce5" office:value-type="string" calcext:value-type="string">
            <text:p>Defines a specific time (or datetime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title.asp" xlink:type="simple">&lt;title&gt;</text:a></text:p>
          </table:table-cell>
          <table:table-cell table:style-name="ce5" office:value-type="string" calcext:value-type="string">
            <text:p>Defines a title for the docum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tr.asp" xlink:type="simple">&lt;tr&gt;</text:a></text:p>
          </table:table-cell>
          <table:table-cell table:style-name="ce5" office:value-type="string" calcext:value-type="string">
            <text:p>Defines a row in a tabl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track.asp" xlink:type="simple">&lt;track&gt;</text:a></text:p>
          </table:table-cell>
          <table:table-cell table:style-name="ce5" office:value-type="string" calcext:value-type="string">
            <text:p>Defines text tracks for media elements (&lt;video&gt; and &lt;audio&gt;)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<text:a xlink:href="https://www.w3schools.com/tags/tag_tt.asp" xlink:type="simple">&lt;tt&gt;</text:a></text:p>
          </table:table-cell>
          <table:table-cell table:style-name="ce5" office:value-type="string" calcext:value-type="string">
            <text:p>Not supported in HTML5. Use CSS instead.</text:p>
            <text:p>Defines teletype tex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u.asp" xlink:type="simple">&lt;u&gt;</text:a></text:p>
          </table:table-cell>
          <table:table-cell table:style-name="ce5" office:value-type="string" calcext:value-type="string">
            <text:p>Defines some text that is unarticulated and styled differently from normal tex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ul.asp" xlink:type="simple">&lt;ul&gt;</text:a></text:p>
          </table:table-cell>
          <table:table-cell table:style-name="ce5" office:value-type="string" calcext:value-type="string">
            <text:p>Defines an unordered lis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var.asp" xlink:type="simple">&lt;var&gt;</text:a></text:p>
          </table:table-cell>
          <table:table-cell table:style-name="ce5" office:value-type="string" calcext:value-type="string">
            <text:p>Defines a variabl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video.asp" xlink:type="simple">&lt;video&gt;</text:a></text:p>
          </table:table-cell>
          <table:table-cell table:style-name="ce5" office:value-type="string" calcext:value-type="string">
            <text:p>Defines embedded video conten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w3schools.com/tags/tag_wbr.asp" xlink:type="simple">&lt;wbr&gt;</text:a></text:p>
          </table:table-cell>
          <table:table-cell table:style-name="ce5" office:value-type="string" calcext:value-type="string">
            <text:p>Defines a possible line-break</text:p>
          </table:table-cell>
          <table:table-cell table:number-columns-repeated="1022"/>
        </table:table-row>
        <table:table-row table:style-name="ro4" table:number-rows-repeated="10484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347cm" fo:margin-bottom="0.596cm" fo:margin-left="0.48cm" fo:margin-right="0.739cm" style:writing-mode="lr-tb"/>
      <style:header-style>
        <style:header-footer-properties fo:min-height="0.349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09:46:09.200788276</meta:creation-date>
    <dc:date>2021-05-13T11:36:12.394093939</dc:date>
    <meta:editing-duration>PT1H39M52S</meta:editing-duration>
    <meta:editing-cycles>2</meta:editing-cycles>
    <meta:generator>LibreOffice/6.4.7.2$Linux_X86_64 LibreOffice_project/40$Build-2</meta:generator>
    <meta:print-date>2021-05-13T09:56:58.197057670</meta:print-date>
    <meta:document-statistic meta:table-count="1" meta:cell-count="240" meta:object-count="0"/>
  </office:meta>
</office:document-meta>
</file>